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ítulo: El Poder del Color en el Diseño Gráfico: Guía Práctica</text:p>
      <text:p text:style-name="Standard"/>
      <text:p text:style-name="Standard">Introducción:</text:p>
      <text:p text:style-name="Standard">El color es un elemento poderoso en el diseño gráfico que puede influir en nuestras emociones, transmitir mensajes y crear conexiones con la audiencia. En esta guía práctica, exploraremos el impacto del color en el diseño gráfico y cómo utilizarlo de manera efectiva. Desde la psicología del color hasta la elección de paletas y combinaciones, descubrirás cómo aprovechar el poder del color para crear diseños visualmente impactantes y significativos. ¡Prepárate para sumergirte en el fascinante mundo del color!</text:p>
      <text:p text:style-name="Standard"/>
      <text:p text:style-name="Standard">1. La psicología del color:</text:p>
      <text:p text:style-name="Standard">Comprende cómo los colores afectan nuestras emociones y percepciones. Explora los significados culturales asociados con diferentes colores y cómo utilizarlos estratégicamente para evocar respuestas específicas en tu audiencia.</text:p>
      <text:p text:style-name="Standard"/>
      <text:p text:style-name="Standard">2. La importancia de la coherencia:</text:p>
      <text:p text:style-name="Standard">Utiliza una paleta de colores coherente que se alinee con la identidad de tu marca. La consistencia en el uso del color en tus diseños ayudará a fortalecer el reconocimiento de marca y a establecer una conexión visual duradera con tu audiencia.</text:p>
      <text:p text:style-name="Standard"/>
      <text:p text:style-name="Standard">3. Contraste y legibilidad:</text:p>
      <text:p text:style-name="Standard">El contraste es esencial para una buena legibilidad y claridad en el diseño. Asegúrate de que los elementos de texto y gráficos se destaquen claramente del fondo utilizando combinaciones de colores contrastantes.</text:p>
      <text:p text:style-name="Standard"/>
      <text:p text:style-name="Standard">4. Empleo de la teoría del color:</text:p>
      <text:p text:style-name="Standard">Explora la teoría del color, incluidos los esquemas de colores complementarios, análogos y monocromáticos. Comprende cómo utilizar estos esquemas de manera efectiva para crear armonía o contrastes visuales según tus objetivos de diseño.</text:p>
      <text:p text:style-name="Standard"/>
      <text:p text:style-name="Standard">5. Color y jerarquía visual:</text:p>
      <text:p text:style-name="Standard">Utiliza el color para establecer una jerarquía visual clara en tus diseños. Aprovecha colores más brillantes o saturados para destacar elementos importantes y utilizar tonos más suaves o neutros para elementos secundarios.</text:p>
      <text:p text:style-name="Standard"/>
      <text:p text:style-name="Standard">6. Colores y su aplicación emocional:</text:p>
      <text:p text:style-name="Standard">Aprende cómo diferentes colores pueden evocar emociones específicas. Por ejemplo, el azul transmite confianza y tranquilidad, mientras que el rojo puede representar energía y pasión. Utiliza esta comprensión para alinear el color con el mensaje que deseas transmitir en tu diseño.</text:p>
      <text:p text:style-name="Standard"/>
      <text:p text:style-name="Standard">7. Influencia cultural del color:</text:p>
      <text:p text:style-name="Standard">Considera la influencia cultural del color en tus diseños, especialmente si tu audiencia es diversa y de diferentes culturas. Algunos colores pueden tener significados diferentes en diferentes partes del mundo, por lo que es importante investigar y adaptar tus elecciones de color en consecuencia.</text:p>
      <text:p text:style-name="Standard"/>
      <text:p text:style-name="Standard">8. La importancia del contexto:</text:p>
      <text:p text:style-name="Standard">Ten en cuenta el contexto en el que se presentará tu diseño. Los colores pueden tener diferentes efectos según el medio o la plataforma en la que se utilicen. Asegúrate de que tus colores se vean bien y se ajusten a la intención del diseño en diferentes contextos.</text:p>
      <text:p text:style-name="Standard"/>
      <text:p text:style-name="Standard">9. Experimentación y originalidad:</text:p>
      <text:p text:style-name="Standard"><text:soft-page-break/>No tengas miedo de experimentar con colores y salir de lo convencional. Busca combinaciones inusuales o paletas únicas que reflejen la personalidad de tu marca y te ayuden a destacar entre la competencia.</text:p>
      <text:p text:style-name="Standard"/>
      <text:p text:style-name="Standard">10. Pruebas y retroalimentación:</text:p>
      <text:p text:style-name="Standard"/>
      <text:p text:style-name="Standard">Realiza pruebas de tus diseños con diferentes combinaciones de colores y solicita retroalimentación de personas de confianza o de tu audiencia objetivo. Observa cómo reaccionan y qué emociones despiertan tus diseños en ellos. A partir de esta retroalimentación, ajusta y mejora tu elección de colores para lograr un impacto más efectivo.</text:p>
      <text:p text:style-name="Standard"/>
      <text:p text:style-name="Standard">Conclusión:</text:p>
      <text:p text:style-name="Standard">El color es un poderoso recurso en el diseño gráfico que puede comunicar emociones, mensajes y establecer conexiones visuales con la audiencia. Al comprender la psicología del color, utilizar combinaciones adecuadas y adaptarse al contexto y la cultura, podrás aprovechar el poder del color para crear diseños impactantes y significativos. Recuerda la importancia de la coherencia, el contraste y la jerarquía visual, y no temas experimentar y ser original en tus elecciones de color. Con práctica, pruebas y retroalimentación, podrás dominar el uso del color en el diseño gráfico y lograr resultados visualmente cautivadores. ¡Permite que el color sea tu aliado creativo y dé vida a tus diseños de manera extraordinaria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55:18.023000000</meta:creation-date>
    <dc:date>2023-05-18T13:22:08.902000000</dc:date>
    <meta:editing-duration>PT26M51S</meta:editing-duration>
    <meta:editing-cycles>5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5" meta:word-count="637" meta:character-count="4158" meta:non-whitespace-character-count="3546"/>
  </office:meta>
</office:document-meta>
</file>